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8" style:family="paragraph" style:parent-style-name="Standard">
      <style:paragraph-properties fo:margin-top="0in" fo:margin-bottom="0in" loext:contextual-spacing="false" fo:line-height="100%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 style:list-style-name="WWNum8">
      <style:paragraph-properties fo:margin-left="0.4957in" fo:margin-right="0in" fo:margin-top="0in" fo:margin-bottom="0in" loext:contextual-spacing="false" fo:line-height="100%" fo:text-indent="-0.248in" style:auto-text-indent="false"/>
    </style:style>
    <style:style style:name="P12" style:family="paragraph" style:parent-style-name="Standard" style:list-style-name="WWNum9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3" style:family="paragraph" style:parent-style-name="Standard" style:list-style-name="WWNum2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4" style:family="paragraph" style:parent-style-name="Standard" style:list-style-name="WWNum6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5" style:family="paragraph" style:parent-style-name="Standard" style:list-style-name="WWNum5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6" style:family="paragraph" style:parent-style-name="Standard" style:list-style-name="WWNum5">
      <style:paragraph-properties fo:margin-left="0.5in" fo:margin-right="0in" fo:margin-top="0in" fo:margin-bottom="0in" loext:contextual-spacing="false" fo:line-height="115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7" style:family="paragraph" style:parent-style-name="Standard" style:list-style-name="WWNum4">
      <style:paragraph-properties fo:margin-left="0.5in" fo:margin-right="0in" fo:margin-top="0in" fo:margin-bottom="0.139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8" style:family="paragraph" style:parent-style-name="Standard" style:list-style-name="WWNum5">
      <style:paragraph-properties fo:margin-left="0.5in" fo:margin-right="0in" fo:margin-top="0in" fo:margin-bottom="0.139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9" style:family="paragraph" style:parent-style-name="Standard" style:list-style-name="WWNum5">
      <style:paragraph-properties fo:margin-left="0.5in" fo:margin-right="0in" fo:margin-top="0in" fo:margin-bottom="0.139in" loext:contextual-spacing="false" fo:line-height="115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0" style:family="paragraph" style:parent-style-name="Standard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1" style:family="paragraph" style:parent-style-name="Standard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22" style:family="paragraph" style:parent-style-name="Standard">
      <style:paragraph-properties fo:margin-left="0.5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3" style:family="paragraph" style:parent-style-name="Standard" style:list-style-name="WWNum3">
      <style:paragraph-properties fo:margin-left="0.5457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4" style:family="paragraph" style:parent-style-name="Standard">
      <style:paragraph-properties fo:margin-left="0.25in" fo:margin-right="0in" fo:text-indent="0in" style:auto-text-indent="false"/>
    </style:style>
    <style:style style:name="P25" style:family="paragraph" style:parent-style-name="Standard">
      <style:paragraph-properties fo:margin-left="0.25in" fo:margin-right="0in" fo:text-align="justify" style:justify-single-word="false" fo:text-indent="0in" style:auto-text-indent="false"/>
    </style:style>
    <style:style style:name="P26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solid" style:text-underline-width="auto" style:text-underline-color="font-color" fo:font-weight="normal" style:font-name-asian="Calibri1" style:font-size-asian="12pt" style:font-style-asian="normal" style:font-weight-asian="normal" style:font-name-complex="Calibri1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italic" style:text-underline-style="none" fo:font-weight="normal" style:font-name-asian="Calibri1" style:font-size-asian="9pt" style:font-style-asian="italic" style:font-weight-asian="normal" style:font-name-complex="Calibri1" style:font-size-complex="9pt"/>
    </style:style>
    <style:style style:name="T12" style:family="text">
      <style:text-properties fo:font-size="14pt" fo:font-weight="bold" style:font-size-asian="14pt" style:font-weight-asian="bold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1">Hebrejská literatúra</text:span></text:p>
      <text:list xml:id="list3054136591" text:style-name="WWNum7">
        <text:list-item>
          <text:p text:style-name="P3">Najmladšia z literatúr Blízkeho východu <text:s/>- <text:span text:style-name="T1">od 1200 p. n. l.</text:span> </text:p>
        </text:list-item>
      </text:list>
      <text:p text:style-name="P8"><text:span text:style-name="T1">Znaky:</text:span></text:p>
      <text:list xml:id="list52935942479747" text:continue-numbering="true" text:style-name="WWNum7">
        <text:list-item>
          <text:p text:style-name="P3">monoteizmus</text:p>
        </text:list-item>
        <text:list-item>
          <text:p text:style-name="P3">odklon od kultu tela duše</text:p>
        </text:list-item>
        <text:list-item>
          <text:p text:style-name="P3">život na zemi ako príprava na posmrtný život, nadzmyslovosť</text:p>
        </text:list-item>
      </text:list>
      <text:p text:style-name="P8"><text:span text:style-name="T1">Biblia </text:span></text:p>
      <text:list xml:id="list52935509567224" text:continue-numbering="true" text:style-name="WWNum7">
        <text:list-item>
          <text:p text:style-name="P3">Písmo sväté, Kniha kníh</text:p>
        </text:list-item>
        <text:list-item>
          <text:p text:style-name="P3">kniha 2 veľkých náboženstiev- <text:span text:style-name="T2">židovské</text:span> + <text:span text:style-name="T2">kresťanské</text:span></text:p>
        </text:list-item>
        <text:list-item>
          <text:p text:style-name="P3">popri náboženskom obsahu má aj kultúrny, literárny, jazykový význam</text:p>
        </text:list-item>
        <text:list-item>
          <text:p text:style-name="P3">stala sa inšpiráciou pre básnikov, maliarov...</text:p>
        </text:list-item>
        <text:list-item>
          <text:p text:style-name="P3">má dve časti: STARÝ ZÁKON a NOVÝ ZÁKON</text:p>
        </text:list-item>
      </text:list>
      <text:p text:style-name="P8"><text:span text:style-name="T1">Starý zákon</text:span></text:p>
      <text:list xml:id="list3359234062" text:style-name="WWNum8">
        <text:list-item>
          <text:p text:style-name="P4">svätá kniha židovského náboženstva </text:p>
        </text:list-item>
        <text:list-item>
          <text:p text:style-name="P11">hovorí o stvorení sveta a človeka</text:p>
        </text:list-item>
        <text:list-item>
          <text:p text:style-name="P11"><text:span text:style-name="T3">zaznamenáva obdobie pred narodením Krista</text:span></text:p>
        </text:list-item>
        <text:list-item>
          <text:p text:style-name="P11">obsahuje 46 kníh :</text:p>
        </text:list-item>
      </text:list>
      <text:p text:style-name="P8"><text:span text:style-name="T4">Delí sa na: </text:span><text:span text:style-name="T3"><text:s/>a) </text:span><text:span text:style-name="T5">historické</text:span><text:span text:style-name="T3"> knihy <text:s/>- 5 kníh Mojžišových, najznámejšia je </text:span><text:span text:style-name="T5">Genezis </text:span><text:span text:style-name="T3">(stvorenie sveta)</text:span></text:p>
      <text:p text:style-name="P8"><text:span text:style-name="T3"><text:tab/> <text:s text:c="6"/>b) </text:span><text:span text:style-name="T5">poučné a básnické</text:span><text:span text:style-name="T3"> knihy – napr. </text:span><text:span text:style-name="T5">Pieseň piesní</text:span><text:span text:style-name="T3"> – Šalamúnova pieseň</text:span></text:p>
      <text:p text:style-name="P8"><text:span text:style-name="T3"><text:s text:c="20"/>c) </text:span><text:span text:style-name="T5">prorocké </text:span><text:span text:style-name="T3">knihy – proroctvá o príchode Mesiáša alebo Vykupiteľa</text:span></text:p>
      <text:p text:style-name="P8"><text:span text:style-name="T3"><text:s text:c="20"/>d) </text:span><text:span text:style-name="T5">knihy zákonov a prísloví</text:span></text:p>
      <text:p text:style-name="P8"><text:span text:style-name="T1">Nový zákon</text:span></text:p>
      <text:list xml:id="list3097116695" text:style-name="WWNum9">
        <text:list-item>
          <text:p text:style-name="P5">dielo kresťanského náboženstva</text:p>
        </text:list-item>
        <text:list-item>
          <text:p text:style-name="P5">texty po narodení Ježiša</text:p>
        </text:list-item>
        <text:list-item>
          <text:p text:style-name="P7">obsahuje 27 kníh:</text:p>
        </text:list-item>
        <text:list-item>
          <text:p text:style-name="P12"><text:soft-page-break/><text:span text:style-name="T6">Delí sa: </text:span><text:span text:style-name="T7"><text:s/>a) </text:span><text:span text:style-name="T8">historické</text:span><text:span text:style-name="T7"> (dejepisné) knihy – 4 evanjeliá (podľa Matúša, Marka, Lukáša, Jána)a Skutky apoštolov; prinášajú svedectvo o živote a umučení Krista</text:span></text:p>
        </text:list-item>
      </text:list>
      <text:p text:style-name="P20"><text:span text:style-name="T7"><text:s text:c="15"/>b) </text:span><text:span text:style-name="T8">poučné</text:span><text:span text:style-name="T7"> knihy – listy/epištoly sv. Pavla, listy Apoštolov → šírenie kresťanstva</text:span></text:p>
      <text:p text:style-name="P20"><text:span text:style-name="T7"><text:s text:c="15"/>c) </text:span><text:span text:style-name="T8">prorocké</text:span><text:span text:style-name="T7"> knihy – Zjavenie sv. Jána (apokalypsa – koniec sveta) </text:span></text:p>
      <text:list xml:id="list52934904637803" text:continue-numbering="true" text:style-name="WWNum9">
        <text:list-item>
          <text:p text:style-name="P12"><text:span text:style-name="T7">Biblia - <text:s/>najčítanejšie a najprekladanejšie dielo sveta</text:span></text:p>
        </text:list-item>
      </text:list>
      <text:list xml:id="list2351719727" text:style-name="WWNum1">
        <text:list-item>
          <text:p text:style-name="P6">Ako prví preložili Starý a Nový zákon bratia Cyril a Metod</text:p>
        </text:list-item>
        <text:list-item>
          <text:p text:style-name="P6"/>
        </text:list-item>
      </text:list>
      <text:p text:style-name="P9"><text:span text:style-name="T5">Indická literatúra</text:span></text:p>
      <text:p text:style-name="P10"/>
      <text:list xml:id="list2821509114" text:style-name="WWNum2">
        <text:list-item>
          <text:p text:style-name="P13"><text:span text:style-name="T8">2000 p. n. l.</text:span></text:p>
        </text:list-item>
        <text:list-item>
          <text:p text:style-name="P13"><text:span text:style-name="T7">posvätné knihy </text:span><text:span text:style-name="T8">VÉDY </text:span><text:span text:style-name="T7">a známe eposy </text:span><text:span text:style-name="T8">MAHÁBHÁRATA </text:span><text:span text:style-name="T7">(bratovražedný boj o trón medzi Kuruovcami a Pánduovcami) - najrozsiahlejšie dielo (epos) svetovej literatúry a </text:span><text:span text:style-name="T8">RÁMÁJANA </text:span><text:span text:style-name="T7"><text:s/>(opisuje tragický údel kráľovského syna Rámu a jeho ženy Síty</text:span></text:p>
        </text:list-item>
      </text:list>
      <text:p text:style-name="P21"/>
      <text:p text:style-name="P20"><text:span text:style-name="T8"><text:s text:c="63"/>Staroegyptská literatúra</text:span></text:p>
      <text:list xml:id="list244559568" text:style-name="WWNum3">
        <text:list-item>
          <text:p text:style-name="P23"><text:span text:style-name="T8">4000 p. n. l</text:span></text:p>
        </text:list-item>
        <text:list-item>
          <text:p text:style-name="P23"><text:span text:style-name="T7">písali na papyrus, pero z trstiny, atrament</text:span></text:p>
        </text:list-item>
        <text:list-item>
          <text:p text:style-name="P23"><text:span text:style-name="T7">používali hieroglyfy</text:span></text:p>
        </text:list-item>
        <text:list-item>
          <text:p text:style-name="P23"><text:span text:style-name="T7">dielo KNIHA MŔTVYCH – podáva rady pre zomrelých, životopisy</text:span></text:p>
        </text:list-item>
      </text:list>
      <text:p text:style-name="Standard"/>
      <text:p text:style-name="P1"><text:span text:style-name="T12">Antická literatúra </text:span></text:p>
      <text:list xml:id="list152197810" text:style-name="WWNum4">
        <text:list-item>
          <text:p text:style-name="P17"><text:span text:style-name="T9">Antika</text:span><text:span text:style-name="T10"> je súhrnný názov pre grécky a rímsky starovek a jeho kultúru</text:span></text:p>
        </text:list-item>
      </text:list>
      <text:p text:style-name="Standard"><text:span text:style-name="T1">Znaky:</text:span></text:p>
      <text:list xml:id="list1388813294" text:style-name="WWNum6">
        <text:list-item>
          <text:p text:style-name="P14"><text:span text:style-name="T10">polyteizmus (mnohobožstvo)</text:span></text:p>
        </text:list-item>
        <text:list-item>
          <text:p text:style-name="P14"><text:span text:style-name="T10">podriadenosť ľudí bohom s kladnými i zápornými vlastnosťami</text:span></text:p>
        </text:list-item>
        <text:list-item>
          <text:p text:style-name="P14"><text:span text:style-name="T10">polobohovia</text:span></text:p>
        </text:list-item>
        <text:list-item>
          <text:p text:style-name="P14"><text:span text:style-name="T10">premena človeka na boha</text:span></text:p>
        </text:list-item>
        <text:list-item>
          <text:p text:style-name="P14"><text:span text:style-name="T10">osudová neodvratnosť</text:span></text:p>
        </text:list-item>
        <text:list-item>
          <text:p text:style-name="P14"><text:span text:style-name="T9">kalokagatia</text:span><text:span text:style-name="T10"> (antický ideál) = súlad alebo aj harmónia tela aj duše/harmónia telesnej a duševnej krásy</text:span></text:p>
        </text:list-item>
        <text:list-item>
          <text:p text:style-name="P14"><text:soft-page-break/><text:span text:style-name="T9">vlastnosti hrdinu:</text:span></text:p>
        </text:list-item>
      </text:list>
      <text:p text:style-name="P20"><text:span text:style-name="T9">racionalizmus</text:span></text:p>
      <text:p text:style-name="P20"><text:span text:style-name="T9">senzualizmus</text:span></text:p>
      <text:p text:style-name="P22"><text:span text:style-name="T9">individualizmus</text:span></text:p>
      <text:p text:style-name="P1"><text:span text:style-name="T5">Staroveká grécka</text:span></text:p>
      <text:list xml:id="list1283541098" text:style-name="WWNum5">
        <text:list-item>
          <text:p text:style-name="P18"><text:span text:style-name="T9">kalokagatia</text:span><text:span text:style-name="T10"> </text:span></text:p>
        </text:list-item>
      </text:list>
      <text:p text:style-name="P25"><text:span text:style-name="T1">Lyrika: </text:span></text:p>
      <text:list xml:id="list52936115902565" text:continue-numbering="true" text:style-name="WWNum5">
        <text:list-item>
          <text:p text:style-name="P16"><text:span text:style-name="T9">Sapfo – </text:span><text:span text:style-name="T10">žila na rodnom ostrove Lesbos; tu založila dom múz, v ktorom sa mladé dievčatá pripravovali na službu bohu; písala básne o fyzickej kráse dievčat, neskôr však boli zničené Rimanmi, ktorí ich považovali za poburujúce; boli zničené; zachovala sa len jediná celá báseň </text:span><text:span text:style-name="T9">Modlitba k Afrodite</text:span></text:p>
        </text:list-item>
        <text:list-item>
          <text:p text:style-name="P19"><text:span text:style-name="T9">Anakreón</text:span><text:span text:style-name="T10"> skladal ľúbostnú poéziu pre vyššie spoločenské vrstvy; v jeho básňach nachádzame motívy lásky bláznivej, zaslepenej, sklamanej i nenaplnenej</text:span></text:p>
        </text:list-item>
      </text:list>
      <text:p text:style-name="P24"><text:span text:style-name="T1">Epika: </text:span></text:p>
      <text:list xml:id="list52934367046136" text:continue-numbering="true" text:style-name="WWNum5">
        <text:list-item>
          <text:p text:style-name="P15"><text:span text:style-name="T10">najvýznamnejší autor: HOMÉR (asi 9. až 8. stor. p. n. l.) – slepý starogrécky básnik, o ktorom nevieme, kde sa narodil a kedy zomrel</text:span><text:span text:style-name="T11">; bol Grékmi uctievaný ako poloboh a jeho poézia uctievaná za proroctvo</text:span></text:p>
        </text:list-item>
        <text:list-item>
          <text:p text:style-name="P15"><text:span text:style-name="T10">preslávili ho hrdinské eposy <text:s/></text:span><text:span text:style-name="T9">ILIAS a ODYSEA</text:span></text:p>
        </text:list-item>
        <text:list-item>
          <text:p text:style-name="P16"><text:span text:style-name="T9">ILIAS </text:span><text:span text:style-name="T10">– opisuje posledných 51 dní trojskej vojny, ktorej príčinou bol únos krásnej Heleny Parisom; </text:span><text:span text:style-name="T9">Achilles </text:span><text:span text:style-name="T10">sa odmietol zúčastniť ďalších bojov, lebo mu vzali jeho zajatkyňu. Požičal svoju zbroj Patroklovi, toho však zabil </text:span><text:span text:style-name="T9">Hektor</text:span><text:span text:style-name="T10">. Achilles <text:s/>Hektora. A. zomiera rukou Parida (Paris). Boh Apolón viedol šíp Parida tak, aby zasiahol miesto na tele Achilla – jeho pätu. Nakoniec bola Trója dobytá. Na návrh kráľa Odysea postavili Gréci pascu <text:s/>- obrovského dreveného koňa.</text:span></text:p>
        </text:list-item>
        <text:list-item>
          <text:p text:style-name="P19"><text:span text:style-name="T10">Hrdinský epos </text:span><text:span text:style-name="T9">ODYSEA – </text:span><text:span text:style-name="T10">viaže sa k trójskej vojne; je to príbeh itackého kráľa </text:span><text:span text:style-name="T9">Odysea </text:span><text:span text:style-name="T10">(putuje z Tróje do Itaky – jeho rodné mesto), Odysea putuje 10 rokov domov, pretože mu bohovia nedovolili vrátiť sa domov tak, ako ostatným; do cesty mu preto kladú rôzne prekážky, ktorým musí odolávať; opisuje posledných 41 dní; doma ho verne čakala manželka </text:span><text:span text:style-name="T9">Penelopa</text:span><text:span text:style-name="T10"> so synom Telemachom. Ten sa rozhodne hľadať otca. Odyseus prežíva rôzne príhody, napr. stretnutie s Kyklopom – jednookým obrom, plavbu okolo Sirén... napokon príde domov, zúčastní sa streleckej súťaže, ktorej víťaz sa mal oženiť s jeho manželkou Penelopou. Súťaž vyhrá Odyseus preoblečený za žobráka; v tomto príbehu vystupujú aj bohovia, polobohovia, napr. Poseidon – boh mora, ktorý mu kladie prekážky, bohyňa Aténa, ktorá mu pomáha...</text:span></text:p>
        </text:list-item>
      </text:list>
      <text:p text:style-name="P2"><text:bookmark text:name="_gjdgxs"/></text:p>
      <text:list xml:id="list52935524169372" text:continue-numbering="true" text:style-name="WWNum5">
        <text:list-item>
          <text:p text:style-name="P19"><text:span text:style-name="T10">ďalší predstaviteľ: <text:s/></text:span><text:span text:style-name="T9">Ezop – </text:span><text:span text:style-name="T10">písal bájky (spoločenská kritika, ustálené charaktery) – napr. bájka </text:span><text:span text:style-name="T9">Jeleň pri jazierka, Pes a kúsok mäsa, Jupiter a opica, Krab a jeho mať, Hvezdár, Lev a myš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sk" fo:country="SK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sk" fo:country="SK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2pt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1pt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style:font-name="Calibri" fo:font-family="Calibri" style:font-family-generic="roman" style:font-pitch="variable" fo:font-size="11pt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7" style:display-name="ListLabel 4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9" style:display-name="ListLabel 4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6" style:display-name="ListLabel 5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7" style:display-name="ListLabel 5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8" style:display-name="ListLabel 5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9" style:display-name="ListLabel 5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0" style:display-name="ListLabel 6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1" style:display-name="ListLabel 6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2" style:display-name="ListLabel 6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3" style:display-name="ListLabel 6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4" style:display-name="ListLabel 6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5" style:display-name="ListLabel 6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6" style:display-name="ListLabel 6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7" style:display-name="ListLabel 6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8" style:display-name="ListLabel 6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9" style:display-name="ListLabel 6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0" style:display-name="ListLabel 7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1" style:display-name="ListLabel 7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2" style:display-name="ListLabel 7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3" style:display-name="ListLabel 73" style:family="text">
      <style:text-properties style:font-name="Calibri" fo:font-family="Calibri" style:font-family-generic="roman" style:font-pitch="variable"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4" style:display-name="ListLabel 7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5" style:display-name="ListLabel 7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6" style:display-name="ListLabel 7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7" style:display-name="ListLabel 7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8" style:display-name="ListLabel 7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9" style:display-name="ListLabel 7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0" style:display-name="ListLabel 8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1" style:display-name="ListLabel 8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■" text:bullet-char="■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■" text:bullet-char="■">
        <style:list-level-properties text:list-level-position-and-space-mode="label-alignment">
          <style:list-level-label-alignment text:label-followed-by="listtab" fo:text-indent="-0.25in" fo:margin-left="0.5457in"/>
        </style:list-level-properties>
        <style:text-properties style:font-name="Noto Sans Symbol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.0457in"/>
        </style:list-level-properties>
        <style:text-properties style:font-name="Courier New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5457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.0457in"/>
        </style:list-level-properties>
        <style:text-properties style:font-name="Noto Sans Symbols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457in"/>
        </style:list-level-properties>
        <style:text-properties style:font-name="Courier New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3.0457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457in"/>
        </style:list-level-properties>
        <style:text-properties style:font-name="Noto Sans Symbols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.0457in"/>
        </style:list-level-properties>
        <style:text-properties style:font-name="Courier New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5457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■" text:bullet-char="■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■" text:bullet-char="■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■" text:bullet-char="■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■" text:bullet-char="■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56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5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9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6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62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■" text:bullet-char="■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65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6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68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71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■" text:bullet-char="■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74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7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77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0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71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63" meta:word-count="681" meta:character-count="4473" meta:non-whitespace-character-count="3719"/>
    <meta:generator>LibreOfficeDev/6.0.5.2$Linux_X86_64 LibreOffice_project/</meta:generator>
  </office:meta>
</office:document-meta>
</file>